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Times New Roman" svg:font-family="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18c81d" officeooo:paragraph-rsid="0018c81d" style:font-weight-asian="bold" style:font-weight-complex="bold"/>
    </style:style>
    <style:style style:name="P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8c81d" officeooo:paragraph-rsid="0018c81d"/>
    </style:style>
    <style:style style:name="P3" style:family="paragraph" style:parent-style-name="Text_20_body">
      <style:text-properties officeooo:rsid="0018c81d" officeooo:paragraph-rsid="0018c81d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officeooo:rsid="0018c81d" officeooo:paragraph-rsid="0018c81d"/>
    </style:style>
    <style:style style:name="P6" style:family="paragraph" style:parent-style-name="Text_20_body">
      <style:text-properties fo:font-weight="bold" officeooo:rsid="0018c81d" officeooo:paragraph-rsid="0018c81d" style:font-weight-asian="bold" style:font-weight-complex="bold"/>
    </style:style>
    <style:style style:name="P7" style:family="paragraph" style:parent-style-name="Text_20_body">
      <style:text-properties fo:font-weight="bold" officeooo:paragraph-rsid="0018c81d" style:font-weight-asian="bold" style:font-weight-complex="bold"/>
    </style:style>
    <style:style style:name="P8" style:family="paragraph" style:parent-style-name="Text_20_body">
      <style:text-properties officeooo:rsid="001a5830" officeooo:paragraph-rsid="001a5830"/>
    </style:style>
    <style:style style:name="P9" style:family="paragraph" style:parent-style-name="Quotations">
      <style:text-properties officeooo:rsid="0018c81d" officeooo:paragraph-rsid="0018c81d"/>
    </style:style>
    <style:style style:name="P10" style:family="paragraph" style:parent-style-name="Preformatted_20_Text">
      <style:text-properties officeooo:rsid="0018c81d" officeooo:paragraph-rsid="0018c81d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Text_20_body">
      <style:text-properties officeooo:rsid="001a5830" officeooo:paragraph-rsid="001a5830"/>
    </style:style>
    <style:style style:name="P13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a5830" officeooo:paragraph-rsid="001a5830"/>
    </style:style>
    <style:style style:name="P14" style:family="paragraph" style:parent-style-name="Preformatted_20_Text">
      <style:text-properties officeooo:rsid="001a5830" officeooo:paragraph-rsid="001a5830"/>
    </style:style>
    <style:style style:name="T1" style:family="text">
      <style:text-properties fo:color="#3333ff" style:font-name="Times New Roman" style:text-underline-style="solid" style:text-underline-width="auto" style:text-underline-color="font-color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 root login email alert</text:p>
      <text:p text:style-name="P9"/>
      <text:p text:style-name="P9">apt-get install libio-socket-ssl-perl libnet-ssleay-perl sendemail</text:p>
      <text:p text:style-name="Text_20_body">   vim /root/.bashrc</text:p>
      <text:p text:style-name="Quotations">echo "ALERT : Root Shell Access on: $(date) $(who)" | sendemail -f <text:a xlink:type="simple" xlink:href="mailto:yogeshredhat14@gmail.com" text:style-name="Internet_20_link" text:visited-style-name="Visited_20_Internet_20_Link">yogeshredhat14@gmail.com</text:a> -t <text:a xlink:type="simple" xlink:href="mailto:prashant@fcoos.net" text:style-name="Internet_20_link" text:visited-style-name="Visited_20_Internet_20_Link">prashant@fcoos.net</text:a> -u subject -m "Alert: Root Access from $(who) -f1" -s smtp.gmail.com:587 -o tls=yes -xu <text:a xlink:type="simple" xlink:href="mailto:yogeshredhat14@gmail.com" text:style-name="Internet_20_link" text:visited-style-name="Visited_20_Internet_20_Link">yogeshredhat14@gmail.com</text:a> -xp yourpassword </text:p>
      <text:p text:style-name="Text_20_body"><text:line-break/>-------------------------------------------------------------------------------------------------</text:p>
      <text:p text:style-name="P6">free ssl for domain</text:p>
      <text:p text:style-name="P7">---------------------</text:p>
      <text:p text:style-name="P3"><text:a xlink:type="simple" xlink:href="https://linuxhostsupport.com/blog/install-lets-encrypt-ssl-certificates-using-certbot/" text:style-name="Internet_20_link" text:visited-style-name="Visited_20_Internet_20_Link">https://linuxhostsupport.com/blog/install-lets-encrypt-ssl-certificates-using-certbot/</text:a></text:p>
      <text:p text:style-name="P3">-----------------------------------------------------------------------------------------------</text:p>
      <text:p text:style-name="P6">postfix</text:p>
      <text:p text:style-name="P6">---------</text:p>
      <text:p text:style-name="P3"><text:a xlink:type="simple" xlink:href="https://devanswers.co/configure-postfix-to-use-gmail-smtp-on-ubuntu-16-04-digitalocean-droplet/" text:style-name="Internet_20_link" text:visited-style-name="Visited_20_Internet_20_Link">https://devanswers.co/configure-postfix-to-use-gmail-smtp-on-ubuntu-16-04-digitalocean-droplet/</text:a></text:p>
      <text:p text:style-name="P3">-----------------------------------------------------------------------------------------------------------</text:p>
      <text:p text:style-name="P6">Nagios 4.2 on 16.04</text:p>
      <text:p text:style-name="P6">------------------------</text:p>
      <text:p text:style-name="P5">Create 2 new vm called server, client. Install ubuntu 16.04 Server.</text:p>
      <text:p text:style-name="P4">Do this command for both machines. apt-get update  apt-get upgrade.</text:p>
      <text:p text:style-name="P4">Once it is done, Reboot both machines and refer below url steps.</text:p>
      <text:p text:style-name="Text_20_body"><text:a xlink:type="simple" xlink:href="https://www.howtoforge.com/tutorial/ubuntu-nagios/" text:style-name="Internet_20_link" text:visited-style-name="Visited_20_Internet_20_Link"><text:span text:style-name="T1">https://www.howtoforge.com/tutorial/ubuntu-nagios/</text:span></text:a></text:p>
      <text:p text:style-name="P3">------------------------------------------------------------------------------------------------------------------</text:p>
      <text:p text:style-name="P6">mailq alert</text:p>
      <text:p text:style-name="P6">-------------</text:p>
      <text:p text:style-name="P3">#!/bin/bash <text:line-break/>mailq_count="/bin/cat /etc/postfix/mailq_count" <text:line-break/>if [ `$mailq_count` -gt 25 ]; then echo "Mail count on Server is" `$mailq_count`| mail -s 'OVH Mail Server' <text:a xlink:type="simple" xlink:href="mailto:yogesh@fcoos.net" text:style-name="Internet_20_link" text:visited-style-name="Visited_20_Internet_20_Link">yogesh@fcoos.net</text:a> <text:a xlink:type="simple" xlink:href="mailto:karthik@fcoos.net" text:style-name="Internet_20_link" text:visited-style-name="Visited_20_Internet_20_Link">karthik@fcoos.net</text:a> ; <text:line-break/>else <text:line-break/>exit 0; <text:line-break/>fi </text:p>
      <text:p text:style-name="P6"><text:soft-page-break/>FTP Group Access</text:p>
      <text:p text:style-name="P6">----------------------</text:p>
      <text:p text:style-name="P10">Configure FTP in ubuntu server 16.04</text:p>
      <text:p text:style-name="Preformatted_20_Text">------------------------------------</text:p>
      <text:p text:style-name="Preformatted_20_Text"/>
      <text:p text:style-name="Preformatted_20_Text">Access Directory /share/ftp with set of user access</text:p>
      <text:p text:style-name="Preformatted_20_Text">----------------------------------------------------</text:p>
      <text:p text:style-name="Preformatted_20_Text"/>
      <text:p text:style-name="Preformatted_20_Text">sudo apt-get update</text:p>
      <text:p text:style-name="Preformatted_20_Text"/>
      <text:p text:style-name="Preformatted_20_Text">sudo apt-get install vsftpd</text:p>
      <text:p text:style-name="Preformatted_20_Text"/>
      <text:p text:style-name="Preformatted_20_Text">Backup original file</text:p>
      <text:p text:style-name="Preformatted_20_Text">--------------------</text:p>
      <text:p text:style-name="Preformatted_20_Text"/>
      <text:p text:style-name="Preformatted_20_Text">sudo cp /etc/vsftpd.conf /etc/vsftpd.conf.orig</text:p>
      <text:p text:style-name="Preformatted_20_Text"/>
      <text:p text:style-name="Preformatted_20_Text">Add require ip in Firewall</text:p>
      <text:p text:style-name="Preformatted_20_Text">--------------------------</text:p>
      <text:p text:style-name="Preformatted_20_Text"/>
      <text:p text:style-name="Preformatted_20_Text">sudo ufw allow 20/tcp</text:p>
      <text:p text:style-name="Preformatted_20_Text">sudo ufw allow 21/tcp</text:p>
      <text:p text:style-name="Preformatted_20_Text">sudo ufw allow 990/tcp</text:p>
      <text:p text:style-name="Preformatted_20_Text">sudo ufw allow 40000:50000/tcp</text:p>
      <text:p text:style-name="Preformatted_20_Text">sudo ufw status</text:p>
      <text:p text:style-name="Preformatted_20_Text"/>
      <text:p text:style-name="Preformatted_20_Text">sudo ufw status</text:p>
      <text:p text:style-name="Preformatted_20_Text"/>
      <text:p text:style-name="Preformatted_20_Text">Add user and assign Password</text:p>
      <text:p text:style-name="Preformatted_20_Text">-----------------------------</text:p>
      <text:p text:style-name="Preformatted_20_Text">sudo adduser u1</text:p>
      <text:p text:style-name="Preformatted_20_Text">sudo adduser u2</text:p>
      <text:p text:style-name="Preformatted_20_Text"/>
      <text:p text:style-name="Preformatted_20_Text">sudo mkdir /share/global</text:p>
      <text:p text:style-name="Preformatted_20_Text"/>
      <text:p text:style-name="Preformatted_20_Text">sudo chown <text:a xlink:type="simple" xlink:href="ftp://ftp/" text:style-name="Internet_20_link" text:visited-style-name="Visited_20_Internet_20_Link">ftp:ftp</text:a> /share -R</text:p>
      <text:p text:style-name="Preformatted_20_Text"/>
      <text:p text:style-name="Preformatted_20_Text">sudo chmod 775 /share -R</text:p>
      <text:p text:style-name="Preformatted_20_Text"/>
      <text:p text:style-name="Preformatted_20_Text">sudo setfacl -R -m u:u1:rwx /share</text:p>
      <text:p text:style-name="Preformatted_20_Text">sudo setfacl -R -m u:u2:rwx /share</text:p>
      <text:p text:style-name="Preformatted_20_Text"/>
      <text:p text:style-name="Preformatted_20_Text">Edit configuration and add required content</text:p>
      <text:p text:style-name="Preformatted_20_Text">-------------------------------------------</text:p>
      <text:p text:style-name="Preformatted_20_Text">sudo vim /etc/vsftpd.conf</text:p>
      <text:p text:style-name="Preformatted_20_Text"/>
      <text:p text:style-name="Preformatted_20_Text">local_enable=YES</text:p>
      <text:p text:style-name="Preformatted_20_Text"/>
      <text:p text:style-name="Preformatted_20_Text">write_enable=YES</text:p>
      <text:p text:style-name="Preformatted_20_Text"/>
      <text:p text:style-name="Preformatted_20_Text">chroot_local_user=YES</text:p>
      <text:p text:style-name="Preformatted_20_Text"/>
      <text:p text:style-name="Preformatted_20_Text">local_root=/share/global</text:p>
      <text:p text:style-name="Preformatted_20_Text"/>
      <text:p text:style-name="Preformatted_20_Text">pasv_min_port=40000</text:p>
      <text:p text:style-name="Preformatted_20_Text">pasv_max_port=50000</text:p>
      <text:p text:style-name="Preformatted_20_Text"/>
      <text:p text:style-name="Preformatted_20_Text">listen_port=45000</text:p>
      <text:p text:style-name="Preformatted_20_Text"/>
      <text:p text:style-name="Preformatted_20_Text">userlist_enable=YES</text:p>
      <text:p text:style-name="Preformatted_20_Text">userlist_file=/etc/vsftpd.userlist</text:p>
      <text:p text:style-name="Preformatted_20_Text">userlist_deny=NO</text:p>
      <text:p text:style-name="Preformatted_20_Text"><text:soft-page-break/></text:p>
      <text:p text:style-name="Preformatted_20_Text">allow_writeable_chroot=YES</text:p>
      <text:p text:style-name="Preformatted_20_Text"/>
      <text:p text:style-name="Preformatted_20_Text">Add user in /etc/vsftpd.userlist file</text:p>
      <text:p text:style-name="Preformatted_20_Text">-------------------------------------</text:p>
      <text:p text:style-name="Preformatted_20_Text"/>
      <text:p text:style-name="Preformatted_20_Text">sudo vim /etc/vsftpd.userlist</text:p>
      <text:p text:style-name="Preformatted_20_Text"/>
      <text:p text:style-name="Preformatted_20_Text">u1</text:p>
      <text:p text:style-name="Preformatted_20_Text">u2</text:p>
      <text:p text:style-name="Preformatted_20_Text"/>
      <text:p text:style-name="Preformatted_20_Text">sudo systemctl restart vsftpd</text:p>
      <text:p text:style-name="Preformatted_20_Text"/>
      <text:p text:style-name="Preformatted_20_Text"/>
      <text:p text:style-name="Preformatted_20_Text">Access it from browser</text:p>
      <text:p text:style-name="Preformatted_20_Text">-----------------------</text:p>
      <text:p text:style-name="Preformatted_20_Text"/>
      <text:p text:style-name="Preformatted_20_Text"><text:a xlink:type="simple" xlink:href="ftp://10.191.5.194:45000/" text:style-name="Internet_20_link" text:visited-style-name="Visited_20_Internet_20_Link">ftp://10.191.5.194:45000</text:a></text:p>
      <text:p text:style-name="Preformatted_20_Text"/>
      <text:p text:style-name="Preformatted_20_Text">Access it from terminal</text:p>
      <text:p text:style-name="Preformatted_20_Text">-----------------------</text:p>
      <text:p text:style-name="Preformatted_20_Text"/>
      <text:p text:style-name="Preformatted_20_Text">ftp -p 10.191.5.194:45000</text:p>
      <text:p text:style-name="Preformatted_20_Text"/>
      <text:p text:style-name="Preformatted_20_Text">username : u1</text:p>
      <text:p text:style-name="P11">Password : ********</text:p>
      <text:p text:style-name="P2"/>
      <text:p text:style-name="P8">imapsync</text:p>
      <text:p text:style-name="P8">-----------</text:p>
      <text:p text:style-name="P13">imapsync --host1 imap.gmail.com --user1 <text:a xlink:type="simple" xlink:href="mailto:vm@pnrao.com" text:style-name="Internet_20_link" text:visited-style-name="Visited_20_Internet_20_Link">vm@pnrao.com</text:a> --passfile1 passfile1 --host2 mail.fcoos.in --user2 <text:a xlink:type="simple" xlink:href="mailto:vm@pnrao.com" text:style-name="Internet_20_link" text:visited-style-name="Visited_20_Internet_20_Link">vm@pnrao.com</text:a> --passfile2 passfile2 --exclude "All Mail|Spam|Trash|Important|Starred" --allowsizemismatch <text:line-break/></text:p>
      <text:p text:style-name="P8"/>
      <text:p text:style-name="P14"><text:span text:style-name="Source_20_Text"><text:span text:style-name="T2">dd if=/dev/zero of=filename bs=1G count=1</text:span>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Times New Roman" svg:font-family="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28:51.343550460</meta:creation-date>
    <meta:generator>LibreOffice/5.1.6.2$Linux_X86_64 LibreOffice_project/10m0$Build-2</meta:generator>
    <dc:date>2018-09-07T22:35:46.288733737</dc:date>
    <meta:editing-duration>PT8M38S</meta:editing-duration>
    <meta:editing-cycles>3</meta:editing-cycles>
    <meta:document-statistic meta:table-count="0" meta:image-count="0" meta:object-count="0" meta:page-count="3" meta:paragraph-count="83" meta:word-count="316" meta:character-count="3217" meta:non-whitespace-character-count="2978"/>
  </office:meta>
</office:document-meta>
</file>